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MUY ALTA] - La cadena de Hoteles Node Hoteles Node Hoteles está compuesta por 6 hoteles de 4 Estrellas, cuyo detalle es el siguiente:</text:p>
      <text:p text:style-name="Standard"/>
      <text:p text:style-name="Standard"><text:tab/>[Alta] - HOTEL1: 12 habitaciones individuales y 3 habitaciones dobles.</text:p>
      <text:p text:style-name="Standard"><text:tab/>[Media] - HOTEL1: 12 habitaciones individuales y 3 habitaciones dobles.</text:p>
      <text:p text:style-name="Standard"><text:tab/>[Baja] - HOTEL1: 20 habitaciones individuales y 3 habitaciones dobles.</text:p>
      <text:p text:style-name="Standard"><text:tab/>[Baja] - HOTEL1: 20 habitaciones individuales y 6 habitaciones dobles.</text:p>
      <text:p text:style-name="Standard"><text:tab/>[Baja] - HOTEL1: 20 habitaciones individuales y 6 habitaciones dobles.</text:p>
      <text:p text:style-name="Standard"><text:tab/>[Baja] - HOTEL1: 40 habitaciones individuales y 6 habitaciones dobles.</text:p>
      <text:p text:style-name="Standard"/>
      <text:p text:style-name="Standard">[Alta] - El precio de cada habitación individual / noche son 50 euros en TEMPORADA BAJA.</text:p>
      <text:p text:style-name="Standard">[Alta] - El precio de cada habitación doble / noche son 80 euros en TEMPORADA BAJA.</text:p>
      <text:p text:style-name="Standard">[Medio] - El precio de cada habitación individual / noche son 100 euros en TEMPORADA ALTA.</text:p>
      <text:p text:style-name="Standard">[Medio] - El precio de cada habitación doble / noche son 160 euros en TEMPORADA ALTA.</text:p>
      <text:p text:style-name="Standard">[Alta] - La temporada Baja es del 01/10 al 30/04.</text:p>
      <text:p text:style-name="Standard">[Medio] - La temporada Alta es del 01/05 al 30/09.</text:p>
      <text:p text:style-name="Standard"/>
      <text:p text:style-name="Standard">[Muy baja] Cada hotel dispone de los siguientes servicios adicionales:</text:p>
      <text:p text:style-name="Standard"/>
      <text:p text:style-name="Standard"><text:tab/>- Desayuno: 30 euros.</text:p>
      <text:p text:style-name="Standard"><text:tab/>- Media Pensión: 30 euros.</text:p>
      <text:p text:style-name="Standard"><text:tab/>- Pensión Completa: 30 euros.</text:p>
      <text:p text:style-name="Standard"><text:tab/>- Lavandería: 30 euros.</text:p>
      <text:p text:style-name="Standard"><text:tab/>- Alquiler de Coches: 30 euros.</text:p>
      <text:p text:style-name="Standard"><text:tab/>- Parking Gratuito: 30 euros.</text:p>
      <text:p text:style-name="Standard"/>
      <text:p text:style-name="Standard">[Alta] - Las reservas pueden tener cancelaciones (Sólo las puede hacer el administrador, no el usuario).</text:p>
      <text:p text:style-name="Standard">[Media] - Las reservas pueden tener modificaciones (Sólo las puede hacer el administrador, no el usuario).</text:p>
      <text:p text:style-name="Standard"/>
      <text:p text:style-name="Standard">[Alta] - Las modificaciones y cancelaciones se podrán realizar mediante un chat (que sólo estará disponible si el administrador está disponible - conectado -)</text:p>
      <text:p text:style-name="Standard">[Alta] - Sólo habrá un administrador por hotel.</text:p>
      <text:p text:style-name="Standard"/>
      <text:p text:style-name="Standard">[Muy baja] <text:s/>Tras la reserva, se envía un mail con la reserva.</text:p>
      <text:p text:style-name="Standard"/>
      <text:p text:style-name="Standard">[Baja] - Una misma reserva puede estar compuesta por una o varias habitaciones.</text:p>
      <text:p text:style-name="Standard"/>
      <text:p text:style-name="Standard">La reserva se ha de poder elegir:</text:p>
      <text:p text:style-name="Standard"><text:tab/>[Alta] - Seleccionando un hotel y que muestre las fechas disponibles.</text:p>
      <text:p text:style-name="Standard"><text:tab/>[Baja] - Seleccionando una fecha y mostrando qué hoteles hay disponibles.</text:p>
      <text:p text:style-name="Standard"/>
      <text:p text:style-name="Standard">[Baja] - A la hora de presentar información del hotel, hay que presentar un mapa, foto y descripción del m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0:44:43.17</meta:creation-date>
    <dc:date>2017-01-18T20:56:13.16</dc:date>
    <meta:editing-duration>P0D</meta:editing-duration>
    <meta:editing-cycles>1</meta:editing-cycles>
    <meta:document-statistic meta:table-count="0" meta:image-count="0" meta:object-count="0" meta:page-count="1" meta:paragraph-count="30" meta:word-count="345" meta:character-count="2084" meta:non-whitespace-character-count="1754"/>
    <meta:generator>LibreOffice/3.5$Windows_x86 LibreOffice_project/7e68ba2-a744ebf-1f241b7-c506db1-7d53735</meta:generator>
  </office:meta>
</office:document-meta>
</file>